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ae00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style:font-name="Arial" fo:font-size="10pt" fo:language="pl" fo:country="P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text-properties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style:font-name="Arial" fo:font-size="14pt" fo:language="pl" fo:country="PL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text-properties style:font-name="Arial"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2pt" fo:letter-spacing="normal" fo:language="pl" fo:country="PL" fo:font-style="normal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style:use-window-font-color="true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style:use-window-font-color="true" style:font-name="Arial" fo:font-size="10pt" fo:language="pl" fo:country="PL" fo:font-style="normal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7" style:family="paragraph" style:parent-style-name="Standard">
      <style:text-properties style:use-window-font-color="true" style:font-name="Arial" fo:font-size="10pt" fo:language="pl" fo:country="PL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8" style:family="paragraph" style:parent-style-name="Standard"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style:use-window-font-color="true"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able_20_Contents">
      <style:paragraph-properties fo:margin-left="0cm" fo:margin-right="0cm" fo:margin-top="0cm" fo:margin-bottom="0.026cm" fo:text-indent="0cm" style:auto-text-indent="false" fo:padding="0cm" fo:border="non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cm" fo:margin-bottom="0.026cm" fo:text-indent="0cm" style:auto-text-indent="false" fo:padding="0cm" fo:border="none"/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2" style:family="paragraph" style:parent-style-name="Preformatted_20_Text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Text_20_body">
      <style:text-properties fo:font-variant="normal" fo:text-transform="none" style:use-window-font-color="true" style:font-name="Arial" fo:font-size="10pt" fo:letter-spacing="normal" fo:language="pl" fo:country="PL" fo:font-style="normal" fo:font-weight="bol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Heading_20_5">
      <style:text-properties fo:font-variant="normal" fo:text-transform="none" fo:color="#18171b" style:font-name="Arial" fo:font-size="12pt" fo:letter-spacing="normal" fo:language="pl" fo:country="PL" fo:font-style="normal" fo:font-weight="bold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text-properties fo:color="#00ae00" style:font-name="Arial" fo:font-size="10pt" fo:language="pl" fo:country="P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Standard">
      <style:text-properties fo:language="pl" fo:country="PL" style:language-asian="zxx" style:country-asian="none" style:language-complex="zxx" style:country-complex="non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font-name="Arial" fo:font-size="10pt" fo:letter-spacing="normal" fo:font-style="normal" style:font-size-asian="10pt" style:font-size-complex="10pt"/>
    </style:style>
    <style:style style:name="T8" style:family="text">
      <style:text-properties fo:font-variant="normal" fo:text-transform="none" style:use-window-font-color="true" fo:letter-spacing="normal"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9" style:family="text">
      <style:text-properties fo:font-variant="normal" fo:text-transform="none" fo:color="#ff950e" style:font-name="Arial" fo:font-size="10pt" fo:letter-spacing="normal" fo:font-style="normal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language="pl" fo:country="PL" style:language-asian="zxx" style:country-asian="none" style:language-complex="zxx" style:country-complex="none"/>
    </style:style>
    <style:style style:name="T12" style:family="text">
      <style:text-properties fo:language="pl" fo:country="PL" fo:font-weight="normal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5" style:family="text">
      <style:text-properties fo:language="pl" fo:country="PL" fo:font-style="normal" style:language-asian="zxx" style:country-asian="none" style:font-style-asian="normal" style:language-complex="zxx" style:country-complex="none" style:font-style-complex="normal"/>
    </style:style>
    <style:style style:name="T16" style:family="text">
      <style:text-properties fo:color="#ff950e" style:font-name="Arial" fo:font-size="10pt" style:font-size-asian="10pt" style:font-size-complex="10pt"/>
    </style:style>
    <style:style style:name="T17" style:family="text">
      <style:text-properties fo:color="#ff950e" style:font-name="Arial" fo:font-weight="bold" fo:background-color="transparent" style:font-weight-asian="bold" style:font-weight-complex="bold"/>
    </style:style>
    <style:style style:name="T18" style:family="text">
      <style:text-properties fo:color="#ff950e" style:font-weight-asian="bold" style:font-weight-complex="bold"/>
    </style:style>
    <style:style style:name="T19" style:family="text">
      <style:text-properties fo:color="#ff950e" fo:font-weight="bold" style:font-weight-asian="bold" style:font-weight-complex="bold"/>
    </style:style>
    <style:style style:name="T20" style:family="text">
      <style:text-properties fo:color="#00ae00" fo:language="pl" fo:country="PL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1" style:family="text">
      <style:text-properties fo:color="#00ae00" fo:font-weight="bold" style:font-weight-asian="bold" style:font-weight-complex="bold"/>
    </style:style>
    <style:style style:name="T22" style:family="text">
      <style:text-properties fo:color="#ff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AMPSERVER 2.4</text:p>
      <text:p text:style-name="P5"/>
      <text:p text:style-name="P5">1. Pobieramy i instalujemy WAMPSERVER 2.4</text:p>
      <text:p text:style-name="P5"/>
      <text:p text:style-name="P5"><text:tab/>Wampserver2.4-x64.exe</text:p>
      <text:p text:style-name="P5"><text:tab/>Wampserver2.4-x86.exe – dla systemu 32 bit</text:p>
      <text:p text:style-name="P5"/>
      <text:p text:style-name="P5">2. Konfigurujemy server:</text:p>
      <text:p text:style-name="P5"/>
      <text:p text:style-name="P5"><text:tab/>W pliku:</text:p>
      <text:p text:style-name="Standard"><text:span text:style-name="Strong_20_Emphasis"><text:span text:style-name="T2"><text:tab/><text:tab/>C:\wamp\bin\apache\Apache2.4.4\bin\php.ini</text:span></text:span><text:span text:style-name="T2"> </text:span></text:p>
      <text:p text:style-name="P5"><text:tab/>w sekcji <text:span text:style-name="T3">[xdebug] </text:span>dodajemy następujący wpis:</text:p>
      <text:p text:style-name="P6"><text:tab/><text:tab/>xdebug.max_nesting_level = 250</text:p>
      <text:p text:style-name="P5"/>
      <text:p text:style-name="P5"><text:tab/>Od komentować:</text:p>
      <text:p text:style-name="P5"/>
      <text:p text:style-name="P6"><text:tab/><text:tab/>extension=php_intl.dll</text:p>
      <text:p text:style-name="P6"/>
      <text:p text:style-name="P6"><text:tab/><text:span text:style-name="T5">oraz od komentować w dwóch miejscach:</text:span></text:p>
      <text:p text:style-name="P6"/>
      <text:p text:style-name="P6"><text:tab/>C:\wamp\bin\php\php5.4.12\php.ini</text:p>
      <text:p text:style-name="P4"><text:span text:style-name="Strong_20_Emphasis"><text:span text:style-name="T11"><text:tab/>C:\wamp\bin\apache\Apache2.4.4\bin\php.ini</text:span></text:span></text:p>
      <text:p text:style-name="P6"/>
      <text:p text:style-name="P15"><text:tab/><text:tab/><text:span text:style-name="T3">extension=php_openssl.dll</text:span></text:p>
      <text:p text:style-name="P5"/>
      <text:p text:style-name="P5"><text:tab/>W pliku:</text:p>
      <text:p text:style-name="P5"><text:tab/><text:tab/>C:/wamp/bin/apache/Apache2.2.17/conf/httpd.conf</text:p>
      <text:p text:style-name="P5"><text:tab/><text:tab/><text:span text:style-name="T3">LoadModule rewrite_module modules/mod_rewrite.so &lt;- od komentować</text:span></text:p>
      <text:p text:style-name="P5"/>
      <text:p text:style-name="P5">3. Ustawiamy zmienne środowiskowe:</text:p>
      <text:p text:style-name="P5"/>
      <text:p text:style-name="P16">Stary-&gt;Komputer-&gt;Własności-&gt;Zaawansowane ustawienia systemu-&gt;Zmienne środowiskowe-&gt;path-&gt;edytuj</text:p>
      <text:p text:style-name="P16"/>
      <text:p text:style-name="P16"><text:tab/>Dla działania php:</text:p>
      <text:p text:style-name="P16"><text:tab/><text:tab/><text:span text:style-name="T3">C:\wamp\bin\php\php5.4.16;</text:span></text:p>
      <text:p text:style-name="P17"><text:tab/><text:tab/>C:\wamp\bin\mysql\mysql5.6.12\bin;</text:p>
      <text:p text:style-name="P16"/>
      <text:p text:style-name="P16">4. Dodajemy na dysku <text:span text:style-name="T3">c:\UnxUtils</text:span> </text:p>
      <text:p text:style-name="P16"/>
      <text:p text:style-name="P16">Download: <text:span text:style-name="T3">http://sourceforge.net/projects/unxutils/</text:span></text:p>
      <text:p text:style-name="P5"/>
      <text:p text:style-name="P16">Ustawiamy zmienne środowiskowe:</text:p>
      <text:p text:style-name="P16">Stary-&gt;Komputer-&gt;Własności-&gt;Zaawansowane ustawienia systemu-&gt;Zmienne środowiskowe-&gt;path-&gt;edytuj</text:p>
      <text:p text:style-name="P16"/>
      <text:p text:style-name="P16"><text:tab/>Dodajemy wpisy:</text:p>
      <text:p text:style-name="P16"><text:tab/><text:tab/><text:span text:style-name="T3">C:\UnxUtils\bin;</text:span></text:p>
      <text:p text:style-name="P17"><text:tab/><text:tab/>C:\UnxUtils\usr\local\wbin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GIT</text:p>
      <text:p text:style-name="P7"/>
      <text:p text:style-name="P7">1. Instalacja git</text:p>
      <text:p text:style-name="P7"/>
      <text:p text:style-name="P2"><text:span text:style-name="T12"><text:tab/>Wchodzimy na stronę: </text:span><text:a xlink:type="simple" xlink:href="https://git-scm.com/download/win">https://git-scm.com/download/win</text:a><text:span text:style-name="T12"> i pobieramy narzędzie git</text:span></text:p>
      <text:p text:style-name="P7"/>
      <text:p text:style-name="P5"><text:span text:style-name="T5">2. Po zainstalowaniu będziemy mogli odpalić wiersz poleceń </text:span><text:span text:style-name="T3">GitBash</text:span></text:p>
      <text:p text:style-name="P7"/>
      <text:p text:style-name="P7">3. Sprawdzenie konfiguracji</text:p>
      <text:p text:style-name="P7"/>
      <text:p text:style-name="P7"><text:tab/>git config –list</text:p>
      <text:p text:style-name="P7"/>
      <text:p text:style-name="P7">4. Przeprowadzamy podstawową konfigurację:</text:p>
      <text:p text:style-name="P7"/>
      <text:p text:style-name="P7"><text:tab/>$ git config --global user.name "Your Name Here"</text:p>
      <text:p text:style-name="P7"><text:tab/># Sets the default name for git to use when you commit</text:p>
      <text:p text:style-name="P7"/>
      <text:p text:style-name="P7"><text:tab/>$ git config --global user.email "your_email@youremail.com"</text:p>
      <text:p text:style-name="P7"><text:tab/># Sets the default email for git to use when you commit</text:p>
      <text:p text:style-name="P7"/>
      <text:p text:style-name="P7">np.</text:p>
      <text:p text:style-name="P7"/>
      <text:p text:style-name="P7"><text:tab/>$ git config --global user.name "sidczak-tti"</text:p>
      <text:p text:style-name="P7"><text:tab/>$ git config --global user.email "sidczak@tti.com.pl"</text:p>
      <text:p text:style-name="P7"/>
      <text:p text:style-name="P9">GITHUB:</text:p>
      <text:p text:style-name="P5"/>
      <text:p text:style-name="P5">1. Zakładanie repozytorium:</text:p>
      <text:p text:style-name="P5"/>
      <text:p text:style-name="P5"><text:tab/>Po zalogowaniu na swoje koto git. Wchodzimy na stronę: </text:p>
      <text:p text:style-name="P2"><text:span text:style-name="T11"><text:tab/></text:span><text:a xlink:type="simple" xlink:href="https://github.com/new">https://github.com/new</text:a><text:span text:style-name="T11"> i zakładamy repozytorium: </text:span><text:span text:style-name="T13">blog</text:span></text:p>
      <text:p text:style-name="P5"/>
      <text:p text:style-name="P5">2. Ściągamy projekt na nasz komputer:</text:p>
      <text:p text:style-name="P5"><text:tab/><text:span text:style-name="T5">Na dysku </text:span><text:span text:style-name="T3">c:</text:span><text:span text:style-name="T5"> zakładamy katalog </text:span><text:span text:style-name="T3">sf2-git-tutorials</text:span><text:span text:style-name="T5">:</text:span></text:p>
      <text:p text:style-name="P5"/>
      <text:p text:style-name="P6"><text:span text:style-name="T5">3. Uruchamiamy </text:span>GitBash <text:span text:style-name="T5">narzędzie, które zainstalowaliśmy w poprzednim kroku i wchodzimy do katalogu <text:s/></text:span>sf2-git-tutorials.</text:p>
      <text:p text:style-name="P7"/>
      <text:p text:style-name="P7">4. Klonowanie repozytorium, które stworzyliśmy na github:</text:p>
      <text:p text:style-name="P7"/>
      <text:p text:style-name="P3"><text:span text:style-name="T11"><text:tab/>$ git clone </text:span><text:a xlink:type="simple" xlink:href="https://github.com/sidczak-tti/blog.git">https://github.com/sidczak-tti/blog.gi</text:a><text:span text:style-name="T11">t</text:span></text:p>
      <text:p text:style-name="P7">lub</text:p>
      <text:p text:style-name="P7"><text:tab/>$ git clone git@github.com:sidczak-tti/blog.git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SYMFONY</text:p>
      <text:p text:style-name="P7"/>
      <text:p text:style-name="P7">1. Pobranie i instalacja symfony w katalogu <text:span text:style-name="T3">c:\sf2-git-tutorials</text:span>:</text:p>
      <text:p text:style-name="P6"/>
      <text:p text:style-name="P5">http://symfony.com/download?v=Symfony_Standard_Vendors_2.8.0.zip</text:p>
      <text:p text:style-name="P5">http://symfony.com/download?v=Symfony_Standard_Vendors_2.8.0.tgz</text:p>
      <text:h text:style-name="P25" text:outline-level="5">Installation on Windows</text:h>
      <text:p text:style-name="P18">1. Odpalamy wiersz poleceń i instalujemy narzędzie do pobrania symfony</text:p>
      <text:p text:style-name="P18"/>
      <text:p text:style-name="P24"><text:span text:style-name="T4"><text:tab/></text:span><text:span text:style-name="T18">c:\&gt; php -r "file_put_contents('symfony', file_get_contents('http://symfony.com/installer'));" </text:span></text:p>
      <text:p text:style-name="P18">2. Zakładanie projektu</text:p>
      <text:p text:style-name="P18"/>
      <text:p text:style-name="P19"><text:span text:style-name="T1"><text:tab/></text:span><text:span text:style-name="T16">$ </text:span><text:span text:style-name="T9">symfony new my_project 2.8</text:span></text:p>
      <text:p text:style-name="P11"/>
      <text:p text:style-name="P19"><text:span text:style-name="T6">Wchodzimy do katalogu </text:span><text:span text:style-name="T7">c:\</text:span><text:span text:style-name="T7">sf2-git-tutorials </text:span><text:span text:style-name="T6">i uruchamiamy polecenie:</text:span></text:p>
      <text:p text:style-name="P11"/>
      <text:p text:style-name="P19"><text:span text:style-name="T6"><text:tab/></text:span><text:span text:style-name="T9">$ symfony new blog 2.8</text:span></text:p>
      <text:p text:style-name="P11"/>
      <text:p text:style-name="P12">Composer</text:p>
      <text:p text:style-name="P11"/>
      <text:p text:style-name="P11">Jeśli nie możesz użyć instalatora możesz zainstalować symfony korzystając z Composer</text:p>
      <text:p text:style-name="P11"/>
      <text:p text:style-name="P13">curl -s http://getcomposer.org/installer | php</text:p>
      <text:p text:style-name="P22">$ php composer.phar create-project symfony/framework-standard-edition project_name 2.8.0</text:p>
      <text:p text:style-name="P11"/>
      <text:p text:style-name="P11">Podczas tworzenia projektu powstaje plik <text:span text:style-name="T21">.gitignore</text:span></text:p>
      <text:p text:style-name="P11"/>
      <text:p text:style-name="P11"><text:span text:style-name="T22">/web/bundles/ ← usuwamy wpis jeśli zawartość chcemy przenieść do repozytorium</text:span><text:line-break/><text:span text:style-name="T21">/app/bootstrap.php.cache<text:line-break/>/app/cache/*<text:line-break/>/app/config/parameters.yml<text:line-break/>/app/logs/*<text:line-break/>!app/cache/.gitkeep<text:line-break/>!app/logs/.gitkeep<text:line-break/>/app/phpunit.xml<text:line-break/>/build/<text:line-break/>/vendor/<text:line-break/>/bin/<text:line-break/>/composer.phar</text:span></text:p>
      <text:p text:style-name="P11"/>
      <text:p text:style-name="P11">np.</text:p>
      <text:p text:style-name="P11"/>
      <text:p text:style-name="P22">$ php composer.phar create-project symfony/framework-standard-edition blog 2.8.0</text:p>
      <text:p text:style-name="P11"/>
      <text:p text:style-name="P22">$ php composer.phar self-update #aktualizacja composer-a do najnowszej wersji</text:p>
      <text:p text:style-name="P23"><text:span text:style-name="Source_20_Text"><text:span text:style-name="T17">$ php composer.phar install –no-interaction #instalacja plików projektu bez aktualizacji do najnowszej wersji</text:span></text:span></text:p>
      <text:p text:style-name="P14"><text:span text:style-name="T19">$ php composer.phar update </text:span><text:span text:style-name="Source_20_Text"><text:span text:style-name="T17">#aktualizowanie porojektu do najnowszej wersji np. 2.7 do 2.8</text:span></text:span></text:p>
      <text:p text:style-name="P23"><text:span text:style-name="Source_20_Text"><text:span text:style-name="T17"/></text:span></text:p>
      <text:p text:style-name="P5">3. Do pliku httpd.conf dopisujemy:</text:p>
      <text:p text:style-name="P5"/>
      <text:p text:style-name="P5"><text:tab/>win# C:\wamp\bin\apache\Apache2.4.4\conf\httpd.conf</text:p>
      <text:p text:style-name="P5"><text:tab/>linux# /etc/httpd/conf/httpd.conf</text:p>
      <text:p text:style-name="P5"/>
      <text:p text:style-name="P5">#127.0.0.31 <text:s text:c="5"/>blog.localhost</text:p>
      <text:p text:style-name="P5">NameVirtualHost 127.0.0.31:80</text:p>
      <text:p text:style-name="P5">Listen 127.0.0.31:80</text:p>
      <text:p text:style-name="P5">&lt;VirtualHost 127.0.0.31:80&gt;</text:p>
      <text:p text:style-name="P5"><text:s text:c="2"/>DocumentRoot "C:/sf2-git-tutorials/blog/web"</text:p>
      <text:p text:style-name="P5"><text:s text:c="2"/>DirectoryIndex app.php</text:p>
      <text:p text:style-name="P5"><text:soft-page-break/></text:p>
      <text:p text:style-name="P5"><text:s text:c="2"/>#Linux UBUNTU</text:p>
      <text:p text:style-name="P5"><text:s text:c="2"/>#ErrorLog /var/log/apache2/blog-error.log</text:p>
      <text:p text:style-name="P5"><text:s text:c="2"/>#CustomLog /var/log/apache2/blog-access.log combined</text:p>
      <text:p text:style-name="P5"><text:s text:c="4"/></text:p>
      <text:p text:style-name="P5"><text:s text:c="2"/>#Wamp Server</text:p>
      <text:p text:style-name="P5"><text:s text:c="2"/>ErrorLog C:/wamp/logs/blog-error.log</text:p>
      <text:p text:style-name="P5"><text:s text:c="2"/>CustomLog C:/wamp/logs/blog-access.log combined</text:p>
      <text:p text:style-name="P5"/>
      <text:p text:style-name="P5"><text:s text:c="2"/>&lt;Directory "C:/sf2-git-tutorials/blog/web"&gt;</text:p>
      <text:p text:style-name="P5"><text:s text:c="4"/>AllowOverride All</text:p>
      <text:p text:style-name="P5"><text:s text:c="4"/>Allow from All</text:p>
      <text:p text:style-name="P5"><text:s text:c="2"/>&lt;/Directory&gt;</text:p>
      <text:p text:style-name="P5">&lt;/VirtualHost&gt;</text:p>
      <text:p text:style-name="P5"/>
      <text:p text:style-name="P5">4. Do pliku httpd-vhosts.conf dopisujemy:</text:p>
      <text:p text:style-name="P5"/>
      <text:p text:style-name="P5"><text:tab/>C:\wamp\bin\apache\Apache2.4.4\conf\extra\httpd-vhosts.conf</text:p>
      <text:p text:style-name="P5"/>
      <text:p text:style-name="P5">#127.0.0.31 <text:s text:c="5"/>blog.localhost</text:p>
      <text:p text:style-name="P5">&lt;VirtualHost 127.0.0.31:80&gt;</text:p>
      <text:p text:style-name="P5"><text:s text:c="2"/>ServerName blog.localhost</text:p>
      <text:p text:style-name="P5"><text:s text:c="2"/>DocumentRoot "C:/sf2-git-tutorials/blog/web"</text:p>
      <text:p text:style-name="P5"><text:s text:c="2"/>DirectoryIndex app.php</text:p>
      <text:p text:style-name="P5"><text:s text:c="2"/></text:p>
      <text:p text:style-name="P5"><text:s text:c="2"/>#Linux UBUNTU</text:p>
      <text:p text:style-name="P5"><text:s text:c="2"/>#ErrorLog /var/log/apache2/blog-error.log</text:p>
      <text:p text:style-name="P5"><text:s text:c="2"/>#CustomLog /var/log/apache2/blog-access.log combined</text:p>
      <text:p text:style-name="P5"/>
      <text:p text:style-name="P5"><text:s text:c="2"/>#Wamp Server</text:p>
      <text:p text:style-name="P5"><text:s text:c="2"/>ErrorLog C:/wamp/logs/blog-error.log</text:p>
      <text:p text:style-name="P5"><text:s text:c="2"/>CustomLog C:/wamp/logs/blog-access.log combined</text:p>
      <text:p text:style-name="P5"/>
      <text:p text:style-name="P5"><text:s text:c="2"/>&lt;Directory "C:/sf2-git-tutorials/blog/web"&gt;</text:p>
      <text:p text:style-name="P5"><text:s text:c="4"/>AllowOverride All</text:p>
      <text:p text:style-name="P5"><text:s text:c="4"/>Allow from All</text:p>
      <text:p text:style-name="P5"><text:s text:c="2"/>&lt;/Directory&gt;</text:p>
      <text:p text:style-name="P5">&lt;/VirtualHost&gt;</text:p>
      <text:p text:style-name="P5"/>
      <text:p text:style-name="P5">5. W katalogu C:/wamp/logs tworzymy dwa pliki:</text:p>
      <text:p text:style-name="P5"/>
      <text:p text:style-name="P6"><text:tab/>blog-error.log</text:p>
      <text:p text:style-name="P6"><text:tab/>blog-access.log</text:p>
      <text:p text:style-name="P5"/>
      <text:p text:style-name="P5">6. Ustawiamy host:</text:p>
      <text:p text:style-name="P5"/>
      <text:p text:style-name="P5"><text:tab/>win# C:/Windows/System32/drivers/etc/hosts</text:p>
      <text:p text:style-name="P5"><text:tab/>linux# /etc/hosts</text:p>
      <text:p text:style-name="P5"/>
      <text:p text:style-name="P5"><text:tab/><text:span text:style-name="T3">127.0.0.31 <text:s text:c="5"/>blog.localhost</text:span></text:p>
      <text:p text:style-name="P5"/>
      <text:p text:style-name="P5"><text:tab/>Aby modyfikować "hosts" nalezy otworzyć plik przez edytor zamknąć edytor, a następnie uruchomić go jeszcze raz przez -&gt; Uruchom jako administrator</text:p>
      <text:p text:style-name="P5"><text:tab/>Aby modyfikować "hosts" nalezy włączyć edytor tekstowy poprzez -&gt; Uruchom jako administrator, a następnie przeciągnąć do edytora plik</text:p>
      <text:p text:style-name="P5"/>
      <text:p text:style-name="P6"><text:tab/>win# resetujemy wampserver</text:p>
      <text:p text:style-name="P6"><text:tab/>linux# sudo service httpd restart</text:p>
      <text:p text:style-name="P5"/>
      <text:p text:style-name="P5"/>
      <text:p text:style-name="P5"/>
      <text:p text:style-name="P5"/>
      <text:p text:style-name="P5"/>
      <text:p text:style-name="P5"><text:soft-page-break/>7. Wyczyszczenie katalogu</text:p>
      <text:p text:style-name="P5"/>
      <text:p text:style-name="P5">win</text:p>
      <text:p text:style-name="P5">$ rm -rf app/cache/*</text:p>
      <text:p text:style-name="P5">$ rm -rf app/logs/*</text:p>
      <text:p text:style-name="P5"/>
      <text:p text:style-name="P5">linux</text:p>
      <text:p text:style-name="P5">$ sudo chmod +a "www-data allow delete,write,append,file_inherit,directory_inherit" app/cache app/logs</text:p>
      <text:p text:style-name="P5">$ sudo chmod +a "`whoami` allow delete,write,append,file_inherit,directory_inherit" app/cache app/logs</text:p>
      <text:p text:style-name="P5"/>
      <text:p text:style-name="P5">8. Sprawdzenie konfiguracji</text:p>
      <text:p text:style-name="P5"/>
      <text:p text:style-name="P10"><text:span text:style-name="T11"><text:tab/></text:span><text:a xlink:type="simple" xlink:href="http://blog.localhost/config.php">http://blog.localhost/config.php</text:a></text:p>
      <text:p text:style-name="P11"/>
      <text:p text:style-name="P11"/>
      <text:p text:style-name="P11">9. Uruchomienie strony</text:p>
      <text:p text:style-name="P11"/>
      <text:p text:style-name="P10"><text:span text:style-name="T11"><text:tab/></text:span><text:a xlink:type="simple" xlink:href="http://blog.localhost/app_dev.php">http://blog.localhost/app_dev.php</text:a></text:p>
      <text:p text:style-name="P11"/>
      <text:p text:style-name="P11">10. Ustawienie parametrów połączenia z bazą danych</text:p>
      <text:p text:style-name="P11"/>
      <text:p text:style-name="P3"><text:span text:style-name="T8"><text:tab/>C:\sf2-git-tutorials\blog\app\config\</text:span><text:span text:style-name="Emphasis"><text:span text:style-name="T14">parameters.yml</text:span></text:span></text:p>
      <text:p text:style-name="P3"><text:span text:style-name="Emphasis"><text:span text:style-name="T14"/></text:span></text:p>
      <text:p text:style-name="P3"><text:span text:style-name="Emphasis"><text:span text:style-name="T15"># This file is auto-generated during the composer install</text:span></text:span></text:p>
      <text:p text:style-name="P3"><text:span text:style-name="Emphasis"><text:span text:style-name="T15"><text:line-break/>parameters:<text:line-break/> <text:s text:c="3"/>database_host: 127.0.0.1<text:line-break/> <text:s text:c="3"/>database_port: null<text:line-break/> <text:s text:c="3"/>database_name: </text:span></text:span><text:span text:style-name="Emphasis"><text:span text:style-name="T20">blog</text:span></text:span><text:span text:style-name="Emphasis"><text:span text:style-name="T15"><text:line-break/> <text:s text:c="3"/>database_user: root<text:line-break/> <text:s text:c="3"/>database_password: null<text:line-break/> <text:s text:c="3"/>mailer_transport: smtp<text:line-break/> <text:s text:c="3"/>mailer_host: 127.0.0.1<text:line-break/> <text:s text:c="3"/>mailer_user: null<text:line-break/> <text:s text:c="3"/>mailer_password: null<text:line-break/> <text:s text:c="3"/>secret: ThisTokenIsNotSoSecretChangeIt</text:span></text:span></text:p>
      <text:p text:style-name="P3"><text:span text:style-name="Emphasis"><text:span text:style-name="T15"/></text:span></text:p>
      <text:p text:style-name="P3"><text:span text:style-name="Emphasis"><text:span text:style-name="T15">11. Wysłanie projektu do repozytorium</text:span></text:span></text:p>
      <text:p text:style-name="P6"/>
      <text:p text:style-name="P7"><text:tab/>Wchodzimy do katalogu:</text:p>
      <text:p text:style-name="P7"><text:tab/><text:tab/>C:\sf2-git-tutorials\blog</text:p>
      <text:p text:style-name="P7"/>
      <text:p text:style-name="P7">Następnie comitujemy projekt i wysyłamy go na serwer:</text:p>
      <text:p text:style-name="P7"/>
      <text:p text:style-name="P1"><text:tab/>git add .</text:p>
      <text:p text:style-name="P1"><text:tab/>git commit -m 'dodanie pliku'</text:p>
      <text:p text:style-name="P1"><text:tab/>$ git push https://github.com/sidczak-tti/blog.git master</text:p>
      <text:p text:style-name="P7"/>
      <text:p text:style-name="P7"><text:tab/>Zostaniemy poproszeni o login i hasło.</text:p>
      <text:p text:style-name="P7"/>
      <text:p text:style-name="P7">12. Aktualizacja projektu:</text:p>
      <text:p text:style-name="P7"/>
      <text:p text:style-name="P1"><text:tab/>git pull #pobranie z serwera najnowszej wersji projektu</text:p>
      <text:p text:style-name="P7"/>
      <text:p text:style-name="P7">Inne przydatne polecenia:</text:p>
      <text:p text:style-name="P7"/>
      <text:p text:style-name="P7"><text:tab/>git config --list - ustawienia git</text:p>
      <text:p text:style-name="P7"/>
      <text:p text:style-name="P7"><text:tab/>git checkout -- plik.txt - cofanie zmian w pliku</text:p>
      <text:p text:style-name="P7"/>
      <text:p text:style-name="P7"><text:tab/>git rm --cached -r mydirectory #usuwanie katalogu</text:p>
      <text:p text:style-name="P9"/>
      <text:p text:style-name="P9"><text:soft-page-break/>NETBEANS</text:p>
      <text:p text:style-name="P5"/>
      <text:p text:style-name="P5">1. Pobieramy netbeans ze strony wersja <text:span text:style-name="T3">all</text:span>:</text:p>
      <text:p text:style-name="P2"><text:a xlink:type="simple" xlink:href="https://netbeans.org/downloads/"><text:span text:style-name="T11"/></text:a></text:p>
      <text:p text:style-name="P2"><text:span text:style-name="T11"><text:tab/></text:span><text:a xlink:type="simple" xlink:href="https://netbeans.org/downloads/">https://netbeans.org/downloads/</text:a></text:p>
      <text:p text:style-name="P5"/>
      <text:p text:style-name="P5">2. Dozbrajanie:</text:p>
      <text:p text:style-name="P5"/>
      <text:p text:style-name="P2"><text:span text:style-name="T11"><text:tab/></text:span><text:a xlink:type="simple" xlink:href="http://www.oracle.com/technetwork/java/javase/downloads/jdk8-downloads-2133151.html">http://www.oracle.com/technetwork/java/javase/downloads/jdk8-downloads-2133151.html</text:a></text:p>
      <text:p text:style-name="P5"/>
      <text:p text:style-name="P20"><text:span text:style-name="T11"><text:tab/>Windows x86 - 181.24 MB – </text:span><text:a xlink:type="simple" xlink:href="javascript:%20void(0)" office:name="jdk-8u65-oth-JPRXXXjdk-8u65-windows-i586.exe">jdk-8u65-windows-i586.exe</text:a></text:p>
      <text:p text:style-name="P20"><text:span text:style-name="T11"><text:tab/>Windows x64 - 186.57 MB – </text:span><text:a xlink:type="simple" xlink:href="javascript:%20void(0)" office:name="jdk-8u65-oth-JPRXXXjdk-8u65-windows-x64.exe">jdk-8u65-windows-x64.exe</text:a></text:p>
      <text:p text:style-name="P21"/>
      <text:p text:style-name="P5">3. Dodanie git repozytorium instrukcja:</text:p>
      <text:p text:style-name="P5"/>
      <text:p text:style-name="P5"><text:tab/>https://netbeans.org/kb/docs/ide/git.html</text:p>
      <text:p text:style-name="P5"/>
      <text:p text:style-name="P5"><text:span text:style-name="T10">Utworzenie nowego projektu w NETBEANS</text:span>:</text:p>
      <text:p text:style-name="P5"/>
      <text:p text:style-name="P5"/>
      <text:p text:style-name="P5">File -&gt; New project</text:p>
      <text:p text:style-name="P5">1. Choose Project</text:p>
      <text:p text:style-name="P5"><text:tab/>Categories: PHP, Projects: PHP Application</text:p>
      <text:p text:style-name="P5"/>
      <text:p text:style-name="P5">2. Name and Location</text:p>
      <text:p text:style-name="P5"/>
      <text:p text:style-name="P5"><text:tab/>Project Name: blog</text:p>
      <text:p text:style-name="P5"><text:tab/>Sources Folder: C:\sf2-git-tutorials\blog</text:p>
      <text:p text:style-name="P5"><text:tab/>PHP Version: 5.4</text:p>
      <text:p text:style-name="P5"><text:tab/></text:p>
      <text:p text:style-name="P5">3. Run Configuration</text:p>
      <text:p text:style-name="P5"><text:tab/>Run As: Local Web Site</text:p>
      <text:p text:style-name="P5"><text:tab/>Project URL: http://blog.localhost</text:p>
      <text:p text:style-name="P5"><text:tab/></text:p>
      <text:p text:style-name="P5">4. PHP Frameworks</text:p>
      <text:p text:style-name="P5"><text:tab/>Symfony2 PHP Web Framework</text:p>
      <text:p text:style-name="P5"><text:tab/></text:p>
      <text:p text:style-name="P5">5. Comproser -&gt; Finish</text:p>
      <text:p text:style-name="P5"/>
      <text:p text:style-name="P5">Przycisk Run Project</text:p>
      <text:p text:style-name="P5"><text:tab/>Project URL: http://blog.localhost</text:p>
      <text:p text:style-name="P5"><text:tab/>IndexFile: app_dev.php</text:p>
      <text:p text:style-name="P5"/>
      <text:p text:style-name="P5">6. Po stworzeniu projektu w w pliku .gitignore zostanie utworzony wpis</text:p>
      <text:p text:style-name="P5"/>
      <text:p text:style-name="P5">/app/bootstrap.php.cache</text:p>
      <text:p text:style-name="P5">/app/cache/*</text:p>
      <text:p text:style-name="P5">/app/config/parameters.yml</text:p>
      <text:p text:style-name="P5">/app/logs/*</text:p>
      <text:p text:style-name="P5">!app/cache/.gitkeep</text:p>
      <text:p text:style-name="P5">!app/logs/.gitkeep</text:p>
      <text:p text:style-name="P5">/app/phpunit.xml</text:p>
      <text:p text:style-name="P5">/build/</text:p>
      <text:p text:style-name="P5">/vendor/</text:p>
      <text:p text:style-name="P5">/bin/</text:p>
      <text:p text:style-name="P5">/composer.phar</text:p>
      <text:p text:style-name="P27">/nbproject/private/</text:p>
      <text:p text:style-name="P5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42M7S</meta:editing-duration>
    <meta:editing-cycles>102</meta:editing-cycles>
    <meta:generator>OpenOffice.org/3.3$Win32 OpenOffice.org_project/330m20$Build-9567</meta:generator>
    <dc:date>2015-12-03T16:33:43.60</dc:date>
    <dc:creator>szymon idczak</dc:creator>
    <meta:document-statistic meta:table-count="0" meta:image-count="0" meta:object-count="0" meta:page-count="6" meta:paragraph-count="199" meta:word-count="787" meta:character-count="7710"/>
    <meta:user-defined meta:name="Info 1"/>
    <meta:user-defined meta:name="Info 2"/>
    <meta:user-defined meta:name="Info 3"/>
    <meta:user-defined meta:name="Info 4"/>
  </office:meta>
</office:document-meta>
</file>